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bcf5" officeooo:paragraph-rsid="000cbcf5"/>
    </style:style>
    <style:style style:name="P2" style:family="paragraph" style:parent-style-name="Standard">
      <style:text-properties style:text-underline-style="solid" style:text-underline-width="auto" style:text-underline-color="font-color" officeooo:rsid="000cbcf5" officeooo:paragraph-rsid="000cbcf5"/>
    </style:style>
    <style:style style:name="P3" style:family="paragraph" style:parent-style-name="Standard">
      <style:text-properties style:text-underline-style="solid" style:text-underline-width="auto" style:text-underline-color="font-color" officeooo:rsid="000e4e85" officeooo:paragraph-rsid="000e4e85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dc996" officeooo:paragraph-rsid="000dc99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e4e85" officeooo:paragraph-rsid="000e4e85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f79e7" officeooo:paragraph-rsid="000f79e7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e4e85" officeooo:paragraph-rsid="000e4e85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f79e7" officeooo:paragraph-rsid="000f79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Laravel Application</text:p>
      <text:p text:style-name="P1"/>
      <text:p text:style-name="P3">Initial project creation</text:p>
      <text:p text:style-name="P4">(make sure Composer (correct version for php version in use) is installed)</text:p>
      <text:p text:style-name="P4">composer create-project laravel/laravel &lt;project-name&gt; --prefer-dist</text:p>
      <text:p text:style-name="P4">chmod -R 777 storage/; chmod -R 777 bootstrap/cache</text:p>
      <text:p text:style-name="P5">php artisan key:generate<text:tab/>// sets encrypted APP_KEY in .env environment file</text:p>
      <text:p text:style-name="P7"/>
      <text:p text:style-name="P7"/>
      <text:p text:style-name="P8">Server, etc.</text:p>
      <text:p text:style-name="P6">Create any necessary subdoma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52:22.261604060</meta:creation-date>
    <meta:generator>LibreOffice/4.1.6.2$Linux_X86_64 LibreOffice_project/410m0$Build-2</meta:generator>
    <dc:date>2016-05-05T15:49:02.198607022</dc:date>
    <meta:editing-duration>PT9M50S</meta:editing-duration>
    <meta:editing-cycles>3</meta:editing-cycles>
    <meta:document-statistic meta:table-count="0" meta:image-count="0" meta:object-count="0" meta:page-count="1" meta:paragraph-count="8" meta:word-count="50" meta:character-count="365" meta:non-whitespace-character-count="324"/>
  </office:meta>
</office:document-meta>
</file>